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apple-system, BlinkMacSystemFon" fo:color="#495057" fo:font-size="9pt" style:font-size-asian="9pt"/>
    </style:style>
    <style:style style:name="P2" style:parent-style-name="Textbody" style:family="paragraph">
      <style:text-properties style:font-name="apple-system, BlinkMacSystemFon" fo:color="#495057" fo:font-size="9pt" style:font-size-asian="9pt"/>
    </style:style>
    <style:style style:name="P3" style:parent-style-name="Textbody" style:family="paragraph">
      <style:text-properties style:font-name="apple-system, BlinkMacSystemFon" fo:color="#495057" fo:font-size="9pt" style:font-size-asian="9pt"/>
    </style:style>
    <style:style style:name="P4" style:parent-style-name="Textbody" style:family="paragraph">
      <style:text-properties style:font-name="apple-system, BlinkMacSystemFon" fo:color="#495057" fo:font-size="9pt" style:font-size-asian="9pt"/>
    </style:style>
    <style:style style:name="P5" style:parent-style-name="Textbody" style:family="paragraph">
      <style:text-properties style:font-name="apple-system, BlinkMacSystemFon" fo:color="#495057" fo:font-size="9pt" style:font-size-asian="9pt"/>
    </style:style>
    <style:style style:name="P6" style:parent-style-name="Textbody" style:family="paragraph">
      <style:text-properties style:font-name="apple-system, BlinkMacSystemFon" fo:color="#495057" fo:font-size="9pt" style:font-size-asian="9pt"/>
    </style:style>
    <style:style style:name="P7" style:parent-style-name="Textbody" style:family="paragraph">
      <style:text-properties style:font-name="apple-system, BlinkMacSystemFon" fo:color="#495057" fo:font-size="9pt" style:font-size-asian="9pt"/>
    </style:style>
    <style:style style:name="P8" style:parent-style-name="Textbody" style:family="paragraph">
      <style:text-properties style:font-name="apple-system, BlinkMacSystemFon" fo:color="#495057" fo:font-size="9pt" style:font-size-asian="9pt"/>
    </style:style>
    <style:style style:name="P9" style:parent-style-name="Textbody" style:family="paragraph">
      <style:text-properties style:font-name="apple-system, BlinkMacSystemFon" fo:color="#495057" fo:font-size="9pt" style:font-size-asian="9pt"/>
    </style:style>
    <style:style style:name="P10" style:parent-style-name="Textbody" style:family="paragraph">
      <style:text-properties style:font-name="apple-system, BlinkMacSystemFon" fo:color="#495057" fo:font-size="9pt" style:font-size-asian="9pt"/>
    </style:style>
    <style:style style:name="P11" style:parent-style-name="Textbody" style:family="paragraph">
      <style:text-properties style:font-name="apple-system, BlinkMacSystemFon" fo:color="#495057" fo:font-size="9pt" style:font-size-asian="9pt"/>
    </style:style>
    <style:style style:name="P12" style:parent-style-name="Textbody" style:family="paragraph">
      <style:text-properties style:font-name="apple-system, BlinkMacSystemFon" fo:color="#495057" fo:font-size="9pt" style:font-size-asian="9pt"/>
    </style:style>
    <style:style style:name="P13" style:parent-style-name="Textbody" style:family="paragraph">
      <style:text-properties style:font-name="apple-system, BlinkMacSystemFon" fo:color="#495057" fo:font-size="9pt" style:font-size-asian="9pt"/>
    </style:style>
    <style:style style:name="P14" style:parent-style-name="Textbody" style:family="paragraph">
      <style:text-properties style:font-name="apple-system, BlinkMacSystemFon" fo:color="#495057" fo:font-size="9pt" style:font-size-asian="9pt"/>
    </style:style>
  </office:automatic-styles>
  <office:body>
    <office:text text:use-soft-page-breaks="true">
      <text:p text:style-name="P1">Tarea convenio colectivo</text:p>
      <text:p text:style-name="P2"/>
      <text:p text:style-name="P3">Consulta el convenio colectivo de tu sector profesional y resuelve:</text:p>
      <text:p text:style-name="P4">Identifica las partes firmantes.</text:p>
      <text:p text:style-name="P5"><text:bookmark-start text:name="yui_3_17_2_1_1663670849225_619"/><text:bookmark-end text:name="yui_3_17_2_1_1663670849225_619"/>1.-Localiza los ámbitos geográficos, funcional y temporal de este convenio, extracta en qué<text:s/>territorio se aplica, las actividades a las que corresponde y el periodo de vigencia.</text:p>
      <text:p text:style-name="P6"><text:bookmark-start text:name="yui_3_17_2_1_1663670849225_6191"/><text:bookmark-end text:name="yui_3_17_2_1_1663670849225_6191"/>2.-¿cuál es la duración de la jornada?</text:p>
      <text:p text:style-name="P7"><text:bookmark-start text:name="yui_3_17_2_1_1663670849225_6192"/><text:bookmark-end text:name="yui_3_17_2_1_1663670849225_6192"/>3.- ¿ Qué permisos te concede la empresa?</text:p>
      <text:p text:style-name="P8"><text:bookmark-start text:name="yui_3_17_2_1_1663670849225_6193"/><text:bookmark-end text:name="yui_3_17_2_1_1663670849225_6193"/>4.- ¿ Si desearas dejar la empresa para irte a otra, ¿ Con qué plazo de antelación deberías preavisarr para que no te descuenten salario.</text:p>
      <text:p text:style-name="P9"><text:bookmark-start text:name="yui_3_17_2_1_1663670849225_6194"/><text:bookmark-end text:name="yui_3_17_2_1_1663670849225_6194"/>5.- Según el convenio elegido, indica cómo se calificarían las siguientes infracciones:</text:p>
      <text:p text:style-name="P10"><text:bookmark-start text:name="yui_3_17_2_1_1663670849225_6195"/><text:bookmark-end text:name="yui_3_17_2_1_1663670849225_6195"/>a) Un trabajador llega tarde todos los días durante las dos últimas semanas sin causa justificada</text:p>
      <text:p text:style-name="P11"><text:bookmark-start text:name="yui_3_17_2_1_1663670849225_6196"/><text:bookmark-end text:name="yui_3_17_2_1_1663670849225_6196"/>b) Estropear o deteriorar material de la empresa</text:p>
      <text:p text:style-name="P12"><text:bookmark-start text:name="yui_3_17_2_1_1663670849225_6197"/><text:bookmark-end text:name="yui_3_17_2_1_1663670849225_6197"/>c) Simular una enfermedad </text:p>
      <text:p text:style-name="P13"><text:bookmark-start text:name="yui_3_17_2_1_1663670849225_6198"/><text:bookmark-end text:name="yui_3_17_2_1_1663670849225_6198"/>d) La falta injustificada al trabajo</text:p>
      <text:p text:style-name="Textbody"><text:bookmark-start text:name="yui_3_17_2_1_1663670849225_6199"/><text:bookmark-end text:name="yui_3_17_2_1_1663670849225_6199"/></text:p>
      <text:p text:style-name="P14">Puedes utilizar diferentes  buscadores: httpp://noticias.juridicas.com/convenio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1asira</meta:initial-creator>
    <dc:creator>1asira</dc:creator>
    <meta:creation-date>2022-09-20T11:53:00Z</meta:creation-date>
    <dc:date>2024-01-08T20:57:00Z</dc:date>
    <meta:template xlink:href="Normal.dotm" xlink:type="simple"/>
    <meta:editing-cycles>3</meta:editing-cycles>
    <meta:editing-duration>PT60S</meta:editing-duration>
    <meta:document-statistic meta:page-count="1" meta:paragraph-count="1" meta:word-count="139" meta:character-count="905" meta:row-count="6" meta:non-whitespace-character-count="767"/>
  </office:meta>
</office:document-meta>
</file>